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4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COPY staging_customer(Name, Email, Phone, Address)<text:line-break/>FROM 'C:\\Program Files\\PostgreSQL\\16\\data\\Data_Files\\customer.csv'<text:line-break/>DELIMITER ','<text:line-break/>CSV HEADER;<text:line-break/><text:line-break/>COPY staging_order(Email, Date, Amount, Status)<text:line-break/>FROM 'C:\\Program Files\\PostgreSQL\\16\\data\\Data_Files\\order.csv'<text:line-break/>DELIMITER ','<text:line-break/>CSV HEADER;<text:line-break/><text:line-break/>COPY staging_order_details(Email, Date, Product, Qty)<text:line-break/>FROM 'C:\\Program Files\\PostgreSQL\\16\\data\\Data_Files\\order_details.csv'<text:line-break/>DELIMITER ','<text:line-break/>CSV HEADER;<text:line-break/><text:line-break/>COPY staging_product(Supplier, Brand, Category, Product, Price)<text:line-break/>FROM 'C:\\Program Files\\PostgreSQL\\16\\data\\Data_Files\\product.csv'<text:line-break/>DELIMITER ','<text:line-break/>CSV HEADER;<text:line-break/><text:line-break/>COPY staging_brand(Brand, Origin)<text:line-break/>FROM 'C:\\Program Files\\PostgreSQL\\16\\data\\Data_Files\\brand.csv'<text:line-break/>DELIMITER ','<text:line-break/>CSV HEADER;<text:line-break/><text:line-break/>COPY staging_supplier(Name, Contact, Phone, Email)<text:line-break/>FROM 'C:\\Program Files\\PostgreSQL\\16\\data\\Data_Files\\supplier.csv'<text:line-break/>DELIMITER ','<text:line-break/>CSV HEADER;<text:line-break/><text:line-break/>COPY staging_inventory(Product, Stock, LastRestock)<text:line-break/>FROM 'C:\\Program Files\\PostgreSQL\\16\\data\\Data_Files\\inventory.csv'<text:line-break/>DELIMITER ','<text:line-break/>CSV HEADER;<text:line-break/><text:line-break/>-----------------------------------------------------<text:line-break/><text:line-break/>INSERT INTO Category (CategoryName)<text:line-break/>SELECT DISTINCT sp.Category<text:line-break/>FROM staging_product sp<text:line-break/>LEFT JOIN Category c ON sp.Category = c.CategoryName<text:line-break/>WHERE c.CategoryName IS NULL;<text:line-break/></text:p>
      <text:p text:style-name="P1"><text:line-break/>INSERT INTO Supplier (SupplierName, ContactPerson, Phone, Email)<text:line-break/>SELECT DISTINCT ss.Name, ss.Contact, ss.Phone, ss.Email<text:line-break/>FROM staging_supplier ss<text:line-break/>LEFT JOIN Supplier s ON ss.Name = s.SupplierName<text:line-break/><text:soft-page-break/>WHERE s.SupplierName IS NULL;<text:line-break/></text:p>
      <text:p text:style-name="P1"><text:line-break/>INSERT INTO Brand (BrandName, BrandOrigin)<text:line-break/>SELECT DISTINCT sb.Brand, sb.Origin<text:line-break/>FROM staging_brand sb<text:line-break/>LEFT JOIN Brand b ON sb.Brand = b.BrandName<text:line-break/>WHERE b.BrandName IS NULL;<text:line-break/></text:p>
      <text:p text:style-name="P1"><text:line-break/>INSERT INTO Product (SupplierID, BrandID, CategoryID, ProductName, Price)<text:line-break/>SELECT DISTINCT<text:line-break/> <text:s text:c="3"/>(SELECT SupplierID FROM Supplier WHERE SupplierName = sp.Supplier),<text:line-break/> <text:s text:c="3"/>(SELECT BrandID FROM Brand WHERE BrandName = sp.Brand),<text:line-break/> <text:s text:c="3"/>(SELECT CategoryID FROM Category WHERE CategoryName = sp.Category),<text:line-break/> <text:s text:c="3"/>sp.Product,<text:line-break/> <text:s text:c="3"/>sp.Price<text:line-break/>FROM staging_product sp<text:line-break/>LEFT JOIN Product p ON sp.Product = p.ProductName<text:line-break/>WHERE p.ProductName IS NULL;<text:line-break/></text:p>
      <text:p text:style-name="P1"><text:line-break/>INSERT INTO Customer (FirstName, LastName, Email, Phone, Address)<text:line-break/>SELECT DISTINCT<text:line-break/> <text:s text:c="3"/>split_part(sc.Name, ' ', 1) AS FirstName,<text:line-break/> <text:s text:c="3"/>split_part(sc.Name, ' ', 2) AS LastName,<text:line-break/> <text:s text:c="3"/>sc.Email,<text:line-break/> <text:s text:c="3"/>sc.Phone,<text:line-break/> <text:s text:c="3"/>sc.Address<text:line-break/>FROM staging_customer sc<text:line-break/>LEFT JOIN Customer c ON sc.Email = c.Email<text:line-break/>WHERE c.Email IS NULL;<text:line-break/></text:p>
      <text:p text:style-name="P1"><text:line-break/>UPDATE Inventory i<text:line-break/>SET StockLevel = si.Stock,<text:line-break/> <text:s text:c="3"/>LastRestockDate = si.LastRestock<text:line-break/>FROM staging_inventory si<text:line-break/>WHERE i.ProductID = (SELECT ProductID FROM Product WHERE ProductName = si.Product);<text:line-break/></text:p>
      <text:p text:style-name="P1"><text:line-break/>INSERT INTO Inventory (ProductID, StockLevel, LastRestockDate)<text:line-break/>SELECT DISTINCT<text:line-break/> <text:s text:c="3"/>(SELECT ProductID FROM Product WHERE ProductName = si.Product),<text:line-break/> <text:s text:c="3"/>si.Stock,<text:line-break/> <text:s text:c="3"/>si.LastRestock<text:line-break/>FROM staging_inventory si<text:line-break/>LEFT JOIN Inventory i ON i.ProductID = (SELECT ProductID FROM Product WHERE ProductName = si.Product)<text:line-break/><text:soft-page-break/>WHERE i.ProductID IS NULL;<text:line-break/><text:line-break/></text:p>
      <text:p text:style-name="P1"><text:line-break/>INSERT INTO "Order" (CustomerID, OrderDate, TotalAmount, OrderStatus)<text:line-break/>SELECT DISTINCT<text:line-break/> <text:s text:c="3"/>(SELECT CustomerID FROM Customer WHERE Email = so.Email),<text:line-break/> <text:s text:c="3"/>so.Date,<text:line-break/> <text:s text:c="3"/>so.Amount,<text:line-break/> <text:s text:c="3"/>so.Status<text:line-break/>FROM staging_order so<text:line-break/>LEFT JOIN "Order" o <text:line-break/>ON o.CustomerID = (SELECT CustomerID FROM Customer WHERE Email = so.Email)<text:line-break/> <text:s text:c="2"/>AND o.OrderDate = so.Date<text:line-break/>WHERE o.OrderID IS NULL;<text:line-break/></text:p>
      <text:p text:style-name="P1"><text:line-break/>INSERT INTO Order_Details (OrderID, ProductID, Quantity)<text:line-break/>SELECT DISTINCT<text:line-break/> <text:s text:c="3"/>(SELECT OrderID FROM "Order" <text:line-break/> <text:s text:c="4"/>WHERE OrderDate = sod.Date <text:line-break/> <text:s text:c="4"/>AND CustomerID = (SELECT CustomerID FROM Customer WHERE Email = sod.Email)),<text:line-break/> <text:s text:c="3"/>(SELECT ProductID FROM Product WHERE ProductName = sod.Product),<text:line-break/> <text:s text:c="3"/>sod.Qty<text:line-break/>FROM staging_order_details sod<text:line-break/>LEFT JOIN Order_Details od<text:line-break/>ON od.OrderID = (SELECT OrderID FROM "Order" <text:line-break/> <text:s text:c="16"/>WHERE OrderDate = sod.Date <text:line-break/> <text:s text:c="16"/>AND CustomerID = (SELECT CustomerID FROM Customer WHERE Email = sod.Email))<text:line-break/> <text:s text:c="2"/>AND od.ProductID = (SELECT ProductID FROM Product WHERE ProductName = sod.Product)<text:line-break/>WHERE od.OrderID IS NULL;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20:40:11.879000000</meta:creation-date>
    <dc:date>2025-01-16T04:01:00.987000000</dc:date>
    <meta:editing-duration>PT2H51M57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9" meta:word-count="438" meta:character-count="3967" meta:non-whitespace-character-count="3371"/>
  </office:meta>
</office:document-meta>
</file>